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Mono-Regular" svg:font-family="SFMono-Regular, Menlo, Monaco, Consolas, 'Liberation Mono', 'Courier New', monospace"/>
    <style:font-face style:name="monospace" svg:font-family="monospace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" svg:font-family="Avenir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14714c" officeooo:paragraph-rsid="0014714c"/>
    </style:style>
    <style:style style:name="P2" style:family="paragraph" style:parent-style-name="Standard">
      <style:paragraph-properties fo:text-align="center" style:justify-single-word="false"/>
      <style:text-properties style:font-name="Avenir" style:text-underline-style="solid" style:text-underline-width="auto" style:text-underline-color="font-color" fo:font-weight="bold" officeooo:rsid="0014714c" officeooo:paragraph-rsid="0014714c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venir" style:text-underline-style="none" fo:font-weight="normal" officeooo:rsid="0015510b" officeooo:paragraph-rsid="001b0c7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4714c" officeooo:paragraph-rsid="001471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5510b" officeooo:paragraph-rsid="0015510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5510b" officeooo:paragraph-rsid="00193f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93f94" officeooo:paragraph-rsid="00193f9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" style:text-underline-style="none" fo:font-weight="bold" officeooo:rsid="0015510b" officeooo:paragraph-rsid="001b0c7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b0c77" officeooo:paragraph-rsid="001b0c77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93f94" officeooo:paragraph-rsid="00193f9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cd0d9" officeooo:paragraph-rsid="001cd0d9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14714c"/>
    </style:style>
    <style:style style:name="P13" style:family="paragraph" style:parent-style-name="Standard">
      <style:paragraph-properties fo:text-align="start" style:justify-single-word="false"/>
      <style:text-properties officeooo:paragraph-rsid="0015510b"/>
    </style:style>
    <style:style style:name="T1" style:family="text">
      <style:text-properties style:text-position="super 58%" style:font-name="Avenir" officeooo:rsid="0014714c"/>
    </style:style>
    <style:style style:name="T2" style:family="text">
      <style:text-properties style:font-name="Avenir" officeooo:rsid="0014714c"/>
    </style:style>
    <style:style style:name="T3" style:family="text">
      <style:text-properties style:font-name="Avenir" officeooo:rsid="00171ffe"/>
    </style:style>
    <style:style style:name="T4" style:family="text">
      <style:text-properties style:font-name="Avenir" style:text-underline-style="none" fo:font-weight="normal" officeooo:rsid="0015510b" style:font-weight-asian="normal" style:font-weight-complex="normal"/>
    </style:style>
    <style:style style:name="T5" style:family="text">
      <style:text-properties style:font-name="Avenir" style:text-underline-style="none" fo:font-weight="normal" officeooo:rsid="001cd0d9" style:font-weight-asian="normal" style:font-weight-complex="normal"/>
    </style:style>
    <style:style style:name="T6" style:family="text">
      <style:text-properties officeooo:rsid="00180e06"/>
    </style:style>
    <style:style style:name="T7" style:family="text">
      <style:text-properties officeooo:rsid="00193f94"/>
    </style:style>
    <style:style style:name="T8" style:family="text">
      <style:text-properties fo:font-variant="normal" fo:text-transform="none" fo:color="#212529" loext:opacity="100%" style:font-name="SFMono-Regular" fo:font-size="11.4499998092651pt" fo:letter-spacing="normal" fo:font-style="normal"/>
    </style:style>
    <style:style style:name="T9" style:family="text">
      <style:text-properties fo:font-variant="normal" fo:text-transform="none" fo:color="#212529" loext:opacity="100%" style:font-name="SFMono-Regular" fo:font-size="11.4499998092651pt" fo:letter-spacing="normal" fo:font-style="normal" fo:font-weight="bold"/>
    </style:style>
    <style:style style:name="T10" style:family="text">
      <style:text-properties fo:font-variant="normal" fo:text-transform="none" fo:color="#212529" loext:opacity="100%" style:font-name="SFMono-Regular" fo:font-size="11.4499998092651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12529" loext:opacity="100%" style:font-name="SFMono-Regular" fo:font-size="11.4499998092651pt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212529" loext:opacity="100%" style:font-name="SFMono-Regular" fo:font-size="11.4499998092651pt" fo:letter-spacing="normal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212529" loext:opacity="100%" fo:font-size="11.4499998092651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12529" loext:opacity="100%" fo:font-size="11.4499998092651pt" fo:letter-spacing="normal" fo:font-weight="bold" style:font-weight-asian="bold" style:font-weight-complex="bold"/>
    </style:style>
    <style:style style:name="T15" style:family="text">
      <style:text-properties fo:font-variant="normal" fo:text-transform="none" fo:color="#212529" loext:opacity="100%" fo:font-size="11.4499998092651pt" fo:letter-spacing="normal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fff12" loext:opacity="100%" style:font-name="AndaleMono" fo:font-size="18pt" officeooo:rsid="00193f94" style:font-size-asian="18pt"/>
    </style:style>
    <style:style style:name="T17" style:family="text">
      <style:text-properties officeooo:rsid="001cd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2"><text:span text:style-name="T2">September </text:span><text:span text:style-name="T3">20</text:span><text:span text:style-name="T1">th</text:span><text:span text:style-name="T2"> 2020</text:span></text:p>
      <text:p text:style-name="P1">Fall ‘20</text:p>
      <text:p text:style-name="P2">COMP 479 – Lab 1</text:p>
      <text:p text:style-name="P4"/>
      <text:p text:style-name="P5">3.</text:p>
      <text:p text:style-name="P9">import nltk</text:p>
      <text:p text:style-name="P8"><text:span text:style-name="Strong_20_Emphasis"><text:span text:style-name="T15">from nltk.corpus import reuters</text:span></text:span></text:p>
      <text:p text:style-name="P9">nltk.download(‘reuters’)</text:p>
      <text:p text:style-name="P13"><text:span text:style-name="T4">(a) Documents: </text:span><text:span text:style-name="T5">10788</text:span></text:p>
      <text:p text:style-name="P11">documents = reuters.fileids()</text:p>
      <text:p text:style-name="P11">len(documents)</text:p>
      <text:p text:style-name="P5">(b) Words: <text:span text:style-name="T7">1720901</text:span></text:p>
      <text:p text:style-name="P3"><text:bookmark text:name="yui_3_17_2_1_1600633398609_30"/><text:bookmark text:name="yui_3_17_2_1_1600633398609_37"/><text:span text:style-name="Strong_20_Emphasis"><text:span text:style-name="T12">len(reuters.words())</text:span></text:span></text:p>
      <text:p text:style-name="P5">(c) Sentences: <text:span text:style-name="T7">54716</text:span></text:p>
      <text:p text:style-name="P10">sentences = reuters.sents()</text:p>
      <text:p text:style-name="P10">len(sentences)</text:p>
      <text:p text:style-name="P5"/>
      <text:p text:style-name="P5"/>
      <text:p text:style-name="P7">4.</text:p>
      <text:p text:style-name="P7"/>
      <text:p text:style-name="P7">5.</text:p>
      <text:p text:style-name="P7"/>
      <text:p text:style-name="P7">6.</text:p>
      <text:p text:style-name="P6">21578 <text:span text:style-name="T7">articles</text:span> <text:span text:style-name="T6">(NEWID tag)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Mono-Regular" svg:font-family="SFMono-Regular, Menlo, Monaco, Consolas, 'Liberation Mono', 'Courier New', monospace"/>
    <style:font-face style:name="monospace" svg:font-family="monospace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" svg:font-family="Avenir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6T11:03:36.010704908</meta:creation-date>
    <meta:generator>LibreOffice/7.0.0.3$MacOSX_X86_64 LibreOffice_project/8061b3e9204bef6b321a21033174034a5e2ea88e</meta:generator>
    <dc:date>2020-09-20T16:37:01.288696768</dc:date>
    <meta:editing-duration>PT5H33M49S</meta:editing-duration>
    <meta:editing-cycles>5</meta:editing-cycles>
    <meta:document-statistic meta:table-count="0" meta:image-count="0" meta:object-count="0" meta:page-count="1" meta:paragraph-count="20" meta:word-count="45" meta:character-count="326" meta:non-whitespace-character-count="300"/>
  </office:meta>
</office:document-meta>
</file>